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weight-asian="normal" style:font-name-complex="Arial" style:font-size-complex="22pt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9" style:family="paragraph" style:parent-style-name="Table_20_Contents">
      <style:text-properties style:font-name="Arial1" fo:font-size="14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69598313754484305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31"/>
      <text:p text:style-name="P12">@@@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לִמְשִׁסָּה וּבָתֵּיהֶם לִשְׁמָמָה וּבָנוּ בָתִּים וְלֹא יֵשֵׁבוּ וְנָטְעוּ כְרָמִים וְלֹא יִשְׁתּוּ אֶת־יֵינָם</text:p>
          </table:table-cell>
          <table:table-cell table:style-name="表135.B1" office:value-type="string">
            <text:p text:style-name="P28"/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 קָרוֹב וּמַהֵר מְאֹד קוֹל יוֹם יְהוָה מַר צֹרֵחַ שָׁם גִּבּוֹר</text:p>
          </table:table-cell>
          <table:table-cell table:style-name="表135.B2" office:value-type="string">
            <text:p text:style-name="P28"/>
          </table:table-cell>
        </table:table-row>
        <table:table-row>
          <table:table-cell table:style-name="表135.A2" office:value-type="string">
            <text:p text:style-name="P27">1:15</text:p>
            <text:p text:style-name="P27">יוֹם עֶבְרָה הַיּוֹם הַהוּא יוֹם צָרָה וּמְצוּקָה יוֹם <text:soft-page-break/>שֹׁאָה וּמְשׁוֹאָה יוֹם חֹשֶׁ</text:p>
            <text:p text:style-name="P27">#</text:p>
            <text:p text:style-name="P27">וַאֲפֵלָה יוֹם עָנָן וַעֲרָפֶל</text:p>
          </table:table-cell>
          <table:table-cell table:style-name="表135.B2" office:value-type="string">
            <text:p text:style-name="P28"/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 עַל הֶעָרִים הַבְּצֻרוֹת וְעַל הַפִּנּוֹת הַגְּבֹהוֹת</text:p>
          </table:table-cell>
          <table:table-cell table:style-name="表135.B2" office:value-type="string"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26"/>
      <text:p text:style-name="P4"/>
      <text:p text:style-name="P25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><text:soft-page-break/></text:p>
      <text:p text:style-name="Text_20_body"/>
      <text:p text:style-name="P26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217440621557508783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9"/>
          </table:table-cell>
          <table:table-cell table:style-name="表236.A1" office:value-type="string">
            <text:p text:style-name="P19">TH</text:p>
          </table:table-cell>
          <table:table-cell table:style-name="表236.C1" office:value-type="string">
            <text:p text:style-name="P19">“the”</text:p>
          </table:table-cell>
        </table:table-row>
        <text:soft-page-break/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gh</text:p>
          </table:table-cell>
          <table:table-cell table:style-name="表236.C2" office:value-type="string">
            <text:p text:style-name="P19">arabic ghain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dz</text:p>
          </table:table-cell>
          <table:table-cell table:style-name="表236.C2" office:value-type="string">
            <text:p text:style-name="P19">arabic ẓ (ðˁ) (ظ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19">“<text:span text:style-name="T9">a</text:span>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19">kha: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19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9T10:37:02.64</dc:date>
    <dc:creator>iwabuchi ken</dc:creator>
    <meta:editing-duration>P3DT23H13M51S</meta:editing-duration>
    <meta:editing-cycles>197</meta:editing-cycles>
    <meta:generator>OpenOffice/4.1.3$Win32 OpenOffice.org_project/413m1$Build-9783</meta:generator>
    <meta:document-statistic meta:table-count="6" meta:image-count="0" meta:object-count="0" meta:page-count="4" meta:paragraph-count="56" meta:word-count="194" meta:character-count="1456"/>
  </office:meta>
</office:document-meta>
</file>